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83693" officeooo:paragraph-rsid="001483fe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83693" officeooo:paragraph-rsid="001483fe"/>
    </style:style>
    <style:style style:name="P3" style:family="paragraph" style:parent-style-name="Standard">
      <style:paragraph-properties fo:text-align="center" style:justify-single-word="false"/>
      <style:text-properties officeooo:rsid="00189b13" officeooo:paragraph-rsid="001483fe"/>
    </style:style>
    <style:style style:name="P4" style:family="paragraph" style:parent-style-name="Standard">
      <style:paragraph-properties fo:text-align="start" style:justify-single-word="false"/>
      <style:text-properties officeooo:rsid="00189b13" officeooo:paragraph-rsid="001483fe"/>
    </style:style>
    <style:style style:name="P5" style:family="paragraph" style:parent-style-name="Standard">
      <style:paragraph-properties fo:text-align="start" style:justify-single-word="false"/>
      <style:text-properties officeooo:rsid="001483fe" officeooo:paragraph-rsid="001483fe"/>
    </style:style>
    <style:style style:name="P6" style:family="paragraph" style:parent-style-name="Standard">
      <style:paragraph-properties fo:text-align="start" style:justify-single-word="false"/>
      <style:text-properties officeooo:rsid="0014d25e" officeooo:paragraph-rsid="00171ad7"/>
    </style:style>
    <style:style style:name="P7" style:family="paragraph" style:parent-style-name="Standard">
      <style:paragraph-properties fo:text-align="start" style:justify-single-word="false"/>
      <style:text-properties officeooo:rsid="00162004" officeooo:paragraph-rsid="00171ad7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9aebe" officeooo:paragraph-rsid="0019aebe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9aebe" officeooo:paragraph-rsid="001b4f37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ee560" officeooo:paragraph-rsid="001ee560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05a34" officeooo:paragraph-rsid="00205a34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b61e4" officeooo:paragraph-rsid="001b61e4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bfd45" officeooo:paragraph-rsid="001bfd45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cf126" officeooo:paragraph-rsid="001cf126"/>
    </style:style>
    <style:style style:name="P15" style:family="paragraph" style:parent-style-name="Standard">
      <style:paragraph-properties fo:text-align="start" style:justify-single-word="false"/>
      <style:text-properties officeooo:rsid="001cf126" officeooo:paragraph-rsid="001cf126"/>
    </style:style>
    <style:style style:name="P16" style:family="paragraph" style:parent-style-name="Standard">
      <style:paragraph-properties fo:text-align="start" style:justify-single-word="false"/>
      <style:text-properties officeooo:rsid="00235f7b" officeooo:paragraph-rsid="00235f7b"/>
    </style:style>
    <style:style style:name="P17" style:family="paragraph" style:parent-style-name="Standard">
      <style:paragraph-properties fo:text-align="start" style:justify-single-word="false"/>
      <style:text-properties officeooo:rsid="002492d7" officeooo:paragraph-rsid="002492d7"/>
    </style:style>
    <style:style style:name="T1" style:family="text">
      <style:text-properties officeooo:rsid="001483fe"/>
    </style:style>
    <style:style style:name="T2" style:family="text">
      <style:text-properties officeooo:rsid="00235f7b"/>
    </style:style>
    <style:style style:name="T3" style:family="text">
      <style:text-properties officeooo:rsid="002492d7"/>
    </style:style>
    <style:style style:name="T4" style:family="text">
      <style:text-properties officeooo:rsid="0014d25e"/>
    </style:style>
    <style:style style:name="T5" style:family="text">
      <style:text-properties officeooo:rsid="001572a9"/>
    </style:style>
    <style:style style:name="T6" style:family="text">
      <style:text-properties officeooo:rsid="00162004"/>
    </style:style>
    <style:style style:name="T7" style:family="text">
      <style:text-properties officeooo:rsid="00171ad7"/>
    </style:style>
    <style:style style:name="T8" style:family="text">
      <style:text-properties officeooo:rsid="0018d5c6"/>
    </style:style>
    <style:style style:name="T9" style:family="text">
      <style:text-properties officeooo:rsid="0019aebe"/>
    </style:style>
    <style:style style:name="T10" style:family="text">
      <style:text-properties officeooo:rsid="00221cb2"/>
    </style:style>
    <style:style style:name="T11" style:family="text">
      <style:text-properties officeooo:rsid="001b4f37"/>
    </style:style>
    <style:style style:name="T12" style:family="text">
      <style:text-properties officeooo:rsid="001b61e4"/>
    </style:style>
    <style:style style:name="T13" style:family="text">
      <style:text-properties officeooo:rsid="00205a34"/>
    </style:style>
    <style:style style:name="T14" style:family="text">
      <style:text-properties officeooo:rsid="001ee560"/>
    </style:style>
    <style:style style:name="T15" style:family="text">
      <style:text-properties officeooo:rsid="001cf12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n Perryman</text:p>
      <text:p text:style-name="P2"><text:a xlink:type="simple" xlink:href="mailto:jon.perryman@gmail.com" text:style-name="Internet_20_link" text:visited-style-name="Visited_20_Internet_20_Link">jon.perryman@gmail.com</text:a></text:p>
      <text:p text:style-name="P2">650-559-0864</text:p>
      <text:p text:style-name="P3"><text:span text:style-name="T1">Desired p</text:span>osition: <text:span text:style-name="T1">assignable resource for the CTO </text:span><text:span text:style-name="T2">office</text:span><text:span text:style-name="T1"> or back-end engineer</text:span></text:p>
      <text:p text:style-name="P4"/>
      <text:p text:style-name="P5">By nature, I don’t like to boast nor make people feel inferior but this <text:span text:style-name="T3">situation</text:span> requires <text:span text:style-name="T3">that I convey</text:span> the full extent of my expertise. <text:span text:style-name="T3">Because my experience placed me in unusual environments, </text:span>It’s unlikely you will have 1 person that comes close to my expertise <text:span text:style-name="T4">and knowledge</text:span>. <text:span text:style-name="T5">Because of the wide breadth of my knowledge that few possess, an assignable resource under the CTO would best benefit Rumble but I’m open to other possibilities.</text:span></text:p>
      <text:p text:style-name="P5"/>
      <text:p text:style-name="P6"><text:span text:style-name="T5">Given 30 minutes, an interviewer will learn new and proven concepts </text:span><text:span text:style-name="T6">that few understand. Rather than using standard resume that won’t be understood, I would like to give the interviewer opportunity to discuss solving Rumble problems past and present. Or maybe there is an area that is of special interest.</text:span></text:p>
      <text:p text:style-name="P7"/>
      <text:p text:style-name="P7"><text:span text:style-name="T7">Here is a list of possible topics but certainly not limited to these topics. While doing this off the cuff is not a problem, a little prep time will provide more refined answers and provide more value to such a short </text:span><text:span text:style-name="T8">amount of time. </text:span><text:span text:style-name="T9">I’m also guessing as to what you perceive that needs improvement.</text:span></text:p>
      <text:p text:style-name="P7"/>
      <text:list text:style-name="L1">
        <text:list-item>
          <text:p text:style-name="P8">Competing with Google as your main competitor.</text:p>
          <text:list>
            <text:list-item>
              <text:p text:style-name="P8">Enticing YouTube creators move to Rumble. E.g. Rumble Studio light, ongoing migration tools, content planning, <text:span text:style-name="T10">i</text:span>mprov<text:span text:style-name="T10">e</text:span> content zones, improve creator zones, …</text:p>
            </text:list-item>
            <text:list-item>
              <text:p text:style-name="P9">Enticing YouTube viewers by not only <text:span text:style-name="T11">meeting</text:span> YouTube <text:span text:style-name="T11">standards but exceeding them (e.g. simply organization, content overload, </text:span><text:span text:style-name="T12">integrating with some youtube content, </text:span><text:span text:style-name="T11">…</text:span></text:p>
            </text:list-item>
            <text:list-item>
              <text:p text:style-name="P9"><text:span text:style-name="T12">Beating </text:span><text:span text:style-name="T10">Y</text:span><text:span text:style-name="T12">ou</text:span><text:span text:style-name="T10">T</text:span><text:span text:style-name="T12">ube performance.</text:span></text:p>
            </text:list-item>
            <text:list-item>
              <text:p text:style-name="P10">Feelings, engagement &amp; entertainment <text:span text:style-name="T13">are the major factors </text:span>driv<text:span text:style-name="T13">ing</text:span> <text:span text:style-name="T10">Rumble’s </text:span>business</text:p>
            </text:list-item>
            <text:list-item>
              <text:p text:style-name="P11">Cultural impact on Rumble. Generic user interfaces are a one size fits all. </text:p>
            </text:list-item>
          </text:list>
        </text:list-item>
        <text:list-item>
          <text:p text:style-name="P12"><text:span text:style-name="T14">Organizing </text:span>data <text:span text:style-name="T14">to be efficient &amp; useful </text:span><text:span text:style-name="T2">in distributed computing</text:span></text:p>
        </text:list-item>
        <text:list-item>
          <text:p text:style-name="P12"><text:span text:style-name="T13">R</text:span>educ<text:span text:style-name="T13">ing</text:span> data replication</text:p>
        </text:list-item>
        <text:list-item>
          <text:p text:style-name="P12">Ask yourself why <text:span text:style-name="T15">HPE</text:span> El Capitan Supercomputer <text:span text:style-name="T10">is important for you to understand. It</text:span> comes with 43,808 blade servers but not<text:span text:style-name="T15">hing smaller (</text:span>2,000, 1,000, 500, ...<text:span text:style-name="T15">)</text:span> <text:span text:style-name="T2">suitable for smaller businesses. </text:span>What can <text:span text:style-name="T13">we</text:span> learn from such a large server farm? <text:span text:style-name="T13">Is there a difference between El Capitan and Google’s 5,000,000 servers? </text:span><text:span text:style-name="T10">E.g.</text:span> how do you find file ABC that is on one of the 43,808 disk drives. </text:p>
        </text:list-item>
        <text:list-item>
          <text:p text:style-name="P13">I’m guessing that Rumble connects it’s servers using standard 1Gbps routers. El Capitan uses 12,000 Gbps PCIe 5.0 communications. <text:span text:style-name="T14">Ask yourself if you </text:span>have viable alternatives? <text:span text:style-name="T15">Are</text:span> standard distributed computing techniques <text:span text:style-name="T15">appropriate for PCIe </text:span><text:span text:style-name="T14">communications</text:span><text:span text:style-name="T15">?</text:span></text:p>
        </text:list-item>
        <text:list-item>
          <text:p text:style-name="P14">C and GO performance <text:span text:style-name="T14">issues</text:span> ignored by the computer industry. <text:span text:style-name="T14">I don’t appose using inefficient programming languages but bring this up because GO </text:span><text:span text:style-name="T13">was</text:span><text:span text:style-name="T14"> the last </text:span><text:span text:style-name="T13">new</text:span><text:span text:style-name="T14"> major language.</text:span></text:p>
        </text:list-item>
      </text:list>
      <text:p text:style-name="P15"/>
      <text:p text:style-name="P16">This list is by no means complete nor can it take into account the complexities of your current strategies. <text:span text:style-name="T3">I’m sure there are points I overlooked.</text:span> It’s only intent is to open a dialogue <text:span text:style-name="T3">that would be beneficial to both of us and to demonstrate that I thrive in diversity.</text:span></text:p>
      <text:p text:style-name="P16"/>
      <text:p text:style-name="P17">Thanks, Jon Perryma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18:23:00.773842700</meta:creation-date>
    <dc:date>2025-04-17T08:25:14.659258800</dc:date>
    <meta:editing-duration>PT17M51S</meta:editing-duration>
    <meta:editing-cycles>2</meta:editing-cycles>
    <meta:generator>LibreOffice/25.2.0.3$Windows_X86_64 LibreOffice_project/e1cf4a87eb02d755bce1a01209907ea5ddc8f069</meta:generator>
    <meta:print-date>2025-04-17T08:21:29.232190100</meta:print-date>
    <meta:printed-by>PDF files</meta:printed-by>
    <meta:document-statistic meta:table-count="0" meta:image-count="0" meta:object-count="0" meta:page-count="1" meta:paragraph-count="20" meta:word-count="482" meta:character-count="2945" meta:non-whitespace-character-count="2492"/>
  </office:meta>
</office:document-meta>
</file>